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6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table:formula="of:=-[.F102]" office:value-type="float" office:value="0">
            <text:p>#VALUE!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 table:style-name="ce5" office:value-type="currency" office:currency="EUR" office:value="5.41">
            <text:p>5,41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LSM303DLHC</text:p>
          </table:table-cell>
          <table:table-cell table:style-name="ce2" office:value-type="string">
            <text:p>Acc, LGA-14 (L)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1" office:value-type="string">
            <text:p>No Footprint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>
            <text:p>Total price:</text:p>
          </table:table-cell>
          <table:table-cell table:style-name="ce3" table:formula="of:=SUM([.E2:.E110])" office:value-type="currency" office:currency="EUR" office:value="21.437">
            <text:p>21,44 €</text:p>
          </table:table-cell>
          <table:table-cell table:style-name="ce3" table:formula="of:=1.21*[.C113]" office:value-type="currency" office:currency="EUR" office:value="25.93877">
            <text:p>25,94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st case ( 1 board )</text:p>
          </table:table-cell>
          <table:table-cell office:value-type="string">
            <text:p>VAT included</text:p>
          </table:table-cell>
          <table:table-cell table:number-columns-repeated="2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urr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table:style-name="ce4" office:value-type="string">
            <text:p>Ceramic, X7R, 10%, 4V, 0603</text:p>
          </table:table-cell>
          <table:table-cell office:value-type="string">
            <text:p>06034C104KAT2A</text:p>
          </table:table-cell>
          <table:table-cell table:style-name="ce14" office:value-type="currency" office:currency="EUR" office:value="0.08">
            <text:p>0,08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nF</text:p>
          </table:table-cell>
          <table:table-cell table:style-name="ce4" office:value-type="string">
            <text:p>Ceramic, X7R, 10%, 4V, 0805</text:p>
          </table:table-cell>
          <table:table-cell office:value-type="string">
            <text:p>C0805C103KCRACTU</text:p>
          </table:table-cell>
          <table:table-cell table:style-name="ce14" office:value-type="currency" office:currency="EUR" office:value="0.192">
            <text:p>0,19 €</text:p>
          </table:table-cell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 table:style-name="ce4" office:value-type="string">
            <text:p>Ceramic, X7R, 10%, 2V, 0603</text:p>
          </table:table-cell>
          <table:table-cell office:value-type="string">
            <text:p>06034C104KAT2A</text:p>
          </table:table-cell>
          <table:table-cell table:style-name="ce14" office:value-type="currency" office:currency="EUR" office:value="0.08">
            <text:p>0,08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2.2nF</text:p>
          </table:table-cell>
          <table:table-cell table:style-name="ce4" office:value-type="string">
            <text:p>Ceramic, X7R, 10%, 50V</text:p>
          </table:table-cell>
          <table:table-cell office:value-type="string">
            <text:p>CC0805KRX7R9BB222</text:p>
          </table:table-cell>
          <table:table-cell table:style-name="ce5" office:value-type="currency" office:currency="EUR" office:value="0.192">
            <text:p>0,19 €</text:p>
          </table:table-cell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8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UMPER3</text:p>
          </table:table-cell>
          <table:table-cell table:number-columns-repeated="2" office:value-type="string">
            <text:p>Solder Jumper</text:p>
          </table:table-cell>
          <table:table-cell table:style-name="ce4" office:value-type="float" office:value="0">
            <text:p>0</text:p>
          </table:table-cell>
          <table:table-cell table:style-name="ce8" office:value-type="string">
            <text:p>Opendous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6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47">
            <text:p>47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MPU-6050</text:p>
          </table:table-cell>
          <table:table-cell table:style-name="ce4" office:value-type="string">
            <text:p>Accelerometer</text:p>
          </table:table-cell>
          <table:table-cell table:style-name="ce4"/>
          <table:table-cell table:style-name="ce14"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HMC5883L</text:p>
          </table:table-cell>
          <table:table-cell table:style-name="ce4" office:value-type="string">
            <text:p>Magnetic Compass</text:p>
          </table:table-cell>
          <table:table-cell table:style-name="ce4"/>
          <table:table-cell table:style-name="ce14"/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 table:number-rows-repeated="104845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21/02/2014</text:date>, <text:time>13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1T13:03:59</dc:date>
    <dc:creator>david </dc:creator>
    <meta:generator>LibreOffice/3.4$Linux LibreOffice_project/340m1$Build-402</meta:generator>
    <meta:editing-duration>P1DT16H24M33S</meta:editing-duration>
    <meta:editing-cycles>75</meta:editing-cycles>
    <meta:document-statistic meta:table-count="2" meta:cell-count="1171" meta:object-count="0"/>
  </office:meta>
</office:document-meta>
</file>